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90.45mm"/>
    </style:style>
    <style:style style:name="co3" style:family="table-column">
      <style:table-column-properties fo:break-before="auto" style:column-width="115.89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47.87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rumkid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Buy more?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 per thin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9,R2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+</text:p>
          </table:table-cell>
          <table:table-cell table:number-columns-repeated="2"/>
          <table:table-cell table:formula="of:=[.D2]*[.I2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SolderWirePad_1x02_P5.08mm_Drill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?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bitsbox.co.uk/index.php?main_page=product_info&amp;cPath=192_195_198&amp;products_id=1439" xlink:type="simple">https://www.bitsbox.co.uk/index.php?main_page=product_info&amp;cPath=192_195_198&amp;products_id=1439</text:a></text:p>
          </table:table-cell>
          <table:table-cell office:value-type="float" office:value="0.67" calcext:value-type="float">
            <text:p>0.67</text:p>
          </table:table-cell>
          <table:table-cell table:formula="of:=[.D3]*[.I3]" office:value-type="float" office:value="0.67" calcext:value-type="float">
            <text:p>0.67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attery cli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www.bitsbox.co.uk/index.php?main_page=product_info&amp;cPath=192_194&amp;products_id=1428" xlink:type="simple">https://www.bitsbox.co.uk/index.php?main_page=product_info&amp;cPath=192_194&amp;products_id=1428</text:a> </text:p>
          </table:table-cell>
          <table:table-cell office:value-type="float" office:value="0.24" calcext:value-type="float">
            <text:p>0.24</text:p>
          </table:table-cell>
          <table:table-cell table:formula="of:=[.D4]*[.I4]" office:value-type="float" office:value="0.24" calcext:value-type="float">
            <text:p>0.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1.5" calcext:value-type="float">
            <text:p>1.5</text:p>
          </table:table-cell>
          <table:table-cell table:formula="of:=[.D5]*[.I5]"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EG1206_NO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+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D6]*[.I6]" office:value-type="float" office:value="0.8" calcext:value-type="float">
            <text:p>0.8</text:p>
          </table:table-cell>
          <table:table-cell office:value-type="string" calcext:value-type="string">
            <text:p>from mouser or redo pcb with more normal sw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7]*[.I7]"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7,R6,R5,R4,R3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+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8]*[.I8]"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9]*[.I9]"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10]*[.I10]"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Axial_DIN0207_L6.3mm_D2.5mm_P10.16mm_Horizontal_VALMOD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D11]*[.I11]" office:value-type="float" office:value="0.1" calcext:value-type="float">
            <text:p>0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Alps_RK09K_Single_Vertical_NO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12]*[.I12]" office:value-type="float" office:value="0.3" calcext:value-type="float">
            <text:p>0.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6,D5,D4,D3,D2</text:p>
          </table:table-cell>
          <table:table-cell office:value-type="string" calcext:value-type="string">
            <text:p>LED_D5.0mm_NOSI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13]*[.I13]" office:value-type="float" office:value="1.5" calcext:value-type="float">
            <text:p>1.5</text:p>
          </table:table-cell>
          <table:table-cell office:value-type="string" calcext:value-type="string">
            <text:p>decide colour la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Tayda_3.5mm_stereo_TRS_jack_A-853_NOS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_Ground_Switch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D14]*[.I14]" office:value-type="float" office:value="0.5" calcext:value-type="float">
            <text:p>0.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V2,RV4,RV3,RV5</text:p>
          </table:table-cell>
          <table:table-cell office:value-type="string" calcext:value-type="string">
            <text:p>Potentiometer_Alps_RK09K_Single_Vertical_NOSI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_POT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15]*[.I15]" office:value-type="float" office:value="1.2" calcext:value-type="float">
            <text:p>1.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2,SW7,SW6,SW5,SW4,SW3</text:p>
          </table:table-cell>
          <table:table-cell office:value-type="string" calcext:value-type="string">
            <text:p>SW_PUSH-12mm_Wuerth-430476085716_NOSI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_Pu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[.D16]*[.I16]" office:value-type="float" office:value="0.96" calcext:value-type="float">
            <text:p>0.9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D17]*[.I17]" office:value-type="float" office:value="0.04" calcext:value-type="float">
            <text:p>0.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F**,REF**,REF**,REF**,REF**,REF**,REF**,REF**</text:p>
          </table:table-cell>
          <table:table-cell office:value-type="string" calcext:value-type="string">
            <text:p>MountingHole_3.2mm_M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ntingHole_3.2mm_M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18]*[.I18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8,C12,C11,C7</text:p>
          </table:table-cell>
          <table:table-cell office:value-type="string" calcext:value-type="string">
            <text:p>CP_Radial_D6.3mm_P2.5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19]*[.I19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7,C15</text:p>
          </table:table-cell>
          <table:table-cell office:value-type="string" calcext:value-type="string">
            <text:p>CP_Radial_D6.3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D20]*[.I20]" office:value-type="float" office:value="0.08" calcext:value-type="float">
            <text:p>0.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D21]*[.I21]" office:value-type="float" office:value="0.04" calcext:value-type="float">
            <text:p>0.0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9,C4</text:p>
          </table:table-cell>
          <table:table-cell office:value-type="string" calcext:value-type="string">
            <text:p>C_Disc_D3.4mm_W2.1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22]*[.I22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6,C5</text:p>
          </table:table-cell>
          <table:table-cell office:value-type="string" calcext:value-type="string">
            <text:p>C_Disc_D3.4mm_W2.1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D23]*[.I23]" office:value-type="float" office:value="0.12" calcext:value-type="float">
            <text:p>0.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_Disc_D3.4mm_W2.1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D24]*[.I24]" office:value-type="float" office:value="0.14" calcext:value-type="float">
            <text:p>0.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16,C18</text:p>
          </table:table-cell>
          <table:table-cell office:value-type="string" calcext:value-type="string">
            <text:p>C_Disc_D3.4mm_W2.1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+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D25]*[.I25]" office:value-type="float" office:value="0.12" calcext:value-type="float">
            <text:p>0.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1,J6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_Femal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26]*[.I26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8,J5</text:p>
          </table:table-cell>
          <table:table-cell office:value-type="string" calcext:value-type="string">
            <text:p>PinHeader_1x05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5_Femal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27]*[.I27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Female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  <table:table-cell table:formula="of:=[.D28]*[.I28]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+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D29]*[.I29]" office:value-type="float" office:value="0.35" calcext:value-type="float">
            <text:p>0.3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2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2?</text:p>
          </table:table-cell>
          <table:table-cell office:value-type="string" calcext:value-type="string">
            <text:p>20+</text:p>
          </table:table-cell>
          <table:table-cell/>
          <table:table-cell office:value-type="float" office:value="3.88" calcext:value-type="float">
            <text:p>3.88</text:p>
          </table:table-cell>
          <table:table-cell table:formula="of:=[.D30]*[.I30]" office:value-type="float" office:value="3.88" calcext:value-type="float">
            <text:p>3.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+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D31]*[.I31]" office:value-type="float" office:value="0.7" calcext:value-type="float">
            <text:p>0.7</text:p>
          </table:table-cell>
          <table:table-cell office:value-type="string" calcext:value-type="string">
            <text:p>get later</text:p>
          </table:table-cell>
        </table:table-row>
        <table:table-row table:style-name="ro1">
          <table:table-cell table:number-columns-repeated="9"/>
          <table:table-cell table:formula="of:=[.D32]*[.I32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plus steel bits and laser bits</text:p>
          </table:table-cell>
          <table:table-cell/>
        </table:table-row>
        <table:table-row table:style-name="ro1">
          <table:table-cell table:number-columns-repeated="9"/>
          <table:table-cell table:formula="of:=SUM([.J2:.J36])" office:value-type="float" office:value="14.04" calcext:value-type="float">
            <text:p>14.04</text:p>
          </table:table-cell>
          <table:table-cell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1T17:29:07.324000000</dc:date>
    <meta:editing-duration>PT20M41S</meta:editing-duration>
    <meta:editing-cycles>4</meta:editing-cycles>
    <meta:generator>LibreOffice/4.4.0.3$Windows_x86 LibreOffice_project/de093506bcdc5fafd9023ee680b8c60e3e0645d7</meta:generator>
    <meta:document-statistic meta:table-count="1" meta:cell-count="302" meta:object-count="0"/>
  </office:meta>
</office:document-meta>
</file>